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urw-din" svg:font-family="urw-din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size-complex="12pt"/>
    </style:style>
    <style:style style:name="P6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variant="normal" fo:text-transform="none" fo:color="#273239" style:font-name="urw-din" fo:font-size="13.5pt" fo:letter-spacing="normal" fo:font-style="normal"/>
    </style:style>
    <style:style style:name="T2" style:family="text">
      <style:text-properties fo:font-variant="normal" fo:text-transform="none" fo:color="#273239" style:font-name="urw-din" fo:font-size="13.5pt" fo:letter-spacing="normal" fo:font-style="normal" fo:font-weight="normal"/>
    </style:style>
    <style:style style:name="T3" style:family="text">
      <style:text-properties fo:font-variant="normal" fo:text-transform="none" fo:color="#273239" style:font-name="urw-din" fo:font-size="13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73239" style:font-name="urw-din" fo:font-size="13.5pt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273239" style:font-name="urw-din" fo:font-size="13.5pt" fo:letter-spacing="normal" fo:font-style="normal" fo:font-weight="normal" style:font-style-asian="normal" style:font-style-complex="normal"/>
    </style:style>
    <style:style style:name="T6" style:family="text">
      <style:text-properties fo:font-variant="normal" fo:text-transform="none" fo:color="#273239" style:font-name="urw-din" fo:font-size="13.5pt" fo:letter-spacing="normal" fo:font-weight="normal"/>
    </style:style>
    <style:style style:name="T7" style:family="text">
      <style:text-properties fo:font-variant="normal" fo:text-transform="none" fo:color="#273239" style:font-name="urw-din" fo:font-size="13.5pt" fo:letter-spacing="normal" fo:font-weight="normal" style:font-weight-asian="normal" style:font-weight-complex="normal"/>
    </style:style>
    <style:style style:name="T8" style:family="text">
      <style:text-properties fo:font-variant="normal" fo:text-transform="none" fo:color="#273239" style:font-name="urw-din" fo:font-size="13.5pt" fo:letter-spacing="normal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273239" style:font-name="urw-din" fo:font-size="13.5pt" fo:letter-spacing="normal" fo:font-style="italic" fo:font-weight="normal" style:font-style-asian="italic" style:font-style-complex="italic"/>
    </style:style>
    <style:style style:name="T10" style:family="text">
      <style:text-properties fo:font-variant="normal" fo:text-transform="none" fo:color="#273239" fo:letter-spacing="normal"/>
    </style:style>
    <style:style style:name="T11" style:family="text">
      <style:text-properties fo:font-variant="normal" fo:text-transform="none" fo:color="#273239" fo:letter-spacing="normal" fo:font-weight="normal" style:font-weight-asian="normal" style:font-weight-complex="normal"/>
    </style:style>
    <style:style style:name="T12" style:family="text">
      <style:text-properties fo:font-variant="normal" fo:text-transform="none" fo:color="#273239" fo:letter-spacing="normal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273239" fo:letter-spacing="normal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73239" fo:font-size="13.5pt" fo:letter-spacing="normal" fo:font-style="normal" fo:font-weight="normal"/>
    </style:style>
    <style:style style:name="T15" style:family="text">
      <style:text-properties fo:font-variant="normal" fo:text-transform="none" fo:color="#273239" fo:font-size="13.5pt" fo:letter-spacing="normal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73239" fo:font-size="13.5pt" fo:letter-spacing="normal" fo:font-style="normal" fo:font-weight="normal" style:font-style-asian="normal" style:font-style-complex="normal"/>
    </style:style>
    <style:style style:name="T17" style:family="text">
      <style:text-properties fo:font-variant="normal" fo:text-transform="none" fo:color="#273239" style:font-name="Times New Roman" fo:letter-spacing="normal" fo:font-style="normal" fo:font-weight="normal"/>
    </style:style>
    <style:style style:name="T18" style:family="text">
      <style:text-properties fo:font-variant="normal" fo:text-transform="none" fo:color="#273239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273239" style:font-name="Times New Roman" fo:letter-spacing="normal" fo:font-style="normal" fo:font-weight="normal" style:font-style-asian="normal" style:font-style-complex="normal"/>
    </style:style>
    <style:style style:name="T20" style:family="text">
      <style:text-properties fo:font-variant="normal" fo:text-transform="none" fo:color="#273239" style:font-name="Times New Roman" fo:font-size="13.5pt" fo:letter-spacing="normal" fo:font-style="normal" fo:font-weight="normal"/>
    </style:style>
    <style:style style:name="T21" style:family="text">
      <style:text-properties fo:font-variant="normal" fo:text-transform="none" fo:color="#273239" style:font-name="Times New Roman" fo:font-size="13.5pt" fo:letter-spacing="normal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273239" style:font-name="Times New Roman" fo:font-size="13.5pt" fo:letter-spacing="normal" fo:font-style="normal" fo:font-weight="normal" style:font-style-asian="normal" style:font-style-complex="normal"/>
    </style:style>
    <style:style style:name="T23" style:family="text">
      <style:text-properties fo:font-variant="normal" fo:text-transform="none" fo:color="#273239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73239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273239" style:font-name="Times New Roman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273239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273239" fo:font-size="12pt" fo:letter-spacing="normal" fo:font-style="normal" fo:font-weight="normal" style:font-size-asian="12pt" style:font-style-asian="normal" style:font-size-complex="12pt" style:font-style-complex="normal"/>
    </style:style>
    <style:style style:name="T28" style:family="text">
      <style:text-properties fo:font-variant="normal" fo:text-transform="none" fo:color="#273239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font-name="Times New Roman1" fo:font-size="12pt" fo:letter-spacing="normal" fo:font-style="normal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000000" fo:font-size="12pt" fo:letter-spacing="normal" fo:font-style="normal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32" style:family="text">
      <style:text-properties fo:color="#273239" style:font-name="urw-din" fo:font-size="13.5pt" fo:letter-spacing="normal" fo:font-style="italic" fo:font-weight="normal"/>
    </style:style>
    <style:style style:name="T33" style:family="text">
      <style:text-properties fo:color="#273239" style:font-name="urw-din" fo:font-size="13.5pt" fo:letter-spacing="normal" fo:font-style="italic" fo:font-weight="normal" style:font-style-asian="italic" style:font-style-complex="italic"/>
    </style:style>
    <style:style style:name="T34" style:family="text">
      <style:text-properties fo:color="#273239" style:font-name="urw-din" fo:font-size="13.5pt" fo:letter-spacing="normal" fo:font-weight="normal"/>
    </style:style>
    <style:style style:name="T35" style:family="text">
      <style:text-properties fo:color="#273239" style:font-name="urw-din" fo:font-size="13.5pt" fo:letter-spacing="normal" fo:font-style="normal" fo:font-weight="normal" style:font-style-asian="normal" style:font-style-complex="normal"/>
    </style:style>
    <style:style style:name="T36" style:family="text">
      <style:text-properties fo:color="#273239" fo:letter-spacing="normal"/>
    </style:style>
    <style:style style:name="T37" style:family="text">
      <style:text-properties fo:color="#273239" fo:font-size="13.5pt" fo:letter-spacing="normal" fo:font-style="normal" fo:font-weight="normal" style:font-style-asian="normal" style:font-style-complex="normal"/>
    </style:style>
    <style:style style:name="T38" style:family="text">
      <style:text-properties fo:color="#273239" style:font-name="Times New Roman" fo:font-size="13.5pt" fo:letter-spacing="normal" fo:font-style="normal" fo:font-weight="normal" style:font-style-asian="normal" style:font-style-complex="normal"/>
    </style:style>
    <style:style style:name="T39" style:family="text">
      <style:text-properties fo:color="#273239" style:font-name="Times New Roman" fo:letter-spacing="normal" fo:font-style="normal" fo:font-weight="normal" style:font-style-asian="normal" style:font-style-complex="normal"/>
    </style:style>
    <style:style style:name="T40" style:family="text">
      <style:text-properties fo:color="#273239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41" style:family="text">
      <style:text-properties fo:color="#273239" fo:font-size="12pt" fo:letter-spacing="normal" fo:font-style="normal" fo:font-weight="normal" style:font-size-asian="12pt" style:font-style-asian="normal" style:font-size-complex="12pt" style:font-style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Times New Roman" fo:font-style="normal" style:font-style-asian="normal" style:font-style-complex="normal"/>
    </style:style>
    <style:style style:name="T49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style:font-size-asian="12pt" style:font-style-asian="normal" style:font-size-complex="12pt" style:font-style-complex="normal"/>
    </style:style>
    <style:style style:name="T53" style:family="text">
      <style:text-properties fo:font-size="12pt" fo:font-style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aracter Data Type in Java</text:p>
      <text:p text:style-name="P7"/>
      <text:p text:style-name="Standard"><text:span text:style-name="T23"> The char data type is a single 16-bit Unicode character.</text:span><text:span text:style-name="T49"> </text:span><text:span text:style-name="T24">In other languages like C/C++ uses only ASCII characters and to represent all ASCII characters 8-bits is enough,but java uses the Unicode system not the ASCII code system and to represent Unicode system 8 bit is not enough to represent all characters so java uses 2 bytes for characters.</text:span><text:span text:style-name="T50"><text:line-break/></text:span><text:span text:style-name="Strong_20_Emphasis"><text:span text:style-name="T40">Unicode </text:span></text:span><text:span text:style-name="T40">defines a fully international character set that can represent most of the world’s written languages. It is a unification of dozens of character sets, such as Latin, Greeks,Cyrillic, Katakana, Arabic</text:span><text:span text:style-name="T24">,</text:span><text:span text:style-name="T40">and many more.</text:span><text:span text:style-name="T50"> </text:span><text:span text:style-name="T24">Unicode provides a unique way to define every character in every spoken language of the world by assigning it a unique number. The Unicode standard is maintained by the Unicode Consortium and defines more than 1,40,000 characters from more than 150 modern and historic scripts along with emoji.</text:span><text:span text:style-name="T25">Unicode can be defined with different character encoding like UTF-8, UTF-16, UTF-32, etc. Among these UTF-8 is the most popular as it used in over 90% of websites on the World Wide Web as well as on most modern Operating systems like Windows.</text:span></text:p>
      <text:p text:style-name="P3"><text:span text:style-name="T42"/></text:p>
      <text:p text:style-name="P4"><text:span text:style-name="T42">Advantages of Unicode </text:span></text:p>
      <text:p text:style-name="P4"><text:span text:style-name="T42"/></text:p>
      <text:p text:style-name="P5"><text:span text:style-name="T31">Support for Unicode provides many benefits to application developers, including:</text:span></text:p>
      <text:list xml:id="list2200675584308903212" text:style-name="L2">
        <text:list-item>
          <text:p text:style-name="P2">Global source and binary.</text:p>
        </text:list-item>
        <text:list-item>
          <text:p text:style-name="P1">Support for mixed-script computing environments.</text:p>
        </text:list-item>
        <text:list-item>
          <text:p text:style-name="P1">Improved cross-platform data interoperability through a common codeset.</text:p>
        </text:list-item>
        <text:list-item>
          <text:p text:style-name="P1">Space-efficient encoding scheme for data storage.</text:p>
        </text:list-item>
        <text:list-item>
          <text:p text:style-name="P1">Reduced time-to-market for localized products.</text:p>
        </text:list-item>
        <text:list-item>
          <text:p text:style-name="P1">Expanded market access.</text:p>
        </text:list-item>
      </text:list>
      <text:p text:style-name="P6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urw-din" svg:font-family="urw-din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una Chermadurai</meta:initial-creator>
    <meta:creation-date>2021-12-15T11:00:03.84</meta:creation-date>
    <dc:date>2021-12-15T11:15:47.67</dc:date>
    <dc:creator>Aruna Chermadurai</dc:creator>
    <meta:editing-duration>PT28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0" meta:word-count="237" meta:character-count="1502"/>
  </office:meta>
</office:document-meta>
</file>